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10pt" fo:font-weight="bold" officeooo:rsid="0013aed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ize="2pt" style:font-size-asian="1.75pt" style:font-size-complex="2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2pt" fo:language="fr" fo:country="BE" style:text-underline-style="none" style:font-size-asian="1.75pt" style:font-name-complex="Calibri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8pt" fo:language="fr" fo:country="BE" style:text-underline-style="none" style:font-size-asian="8pt" style:font-name-complex="Calibri" style:font-size-complex="8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" style:font-size-complex="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paragraph-rsid="001f56e3" style:font-size-asian="12pt" style:font-weight-asian="bold" style:font-size-complex="12pt" style:font-weight-complex="bold"/>
    </style:style>
    <style:style style:name="P47" style:family="paragraph" style:parent-style-name="UrbanBody_20_">
      <style:text-properties style:font-name="Calibri" fo:font-size="8pt" style:font-size-asian="8pt" style:font-size-complex="8pt"/>
    </style:style>
    <style:style style:name="P48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50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2" style:font-size-complex="8pt"/>
    </style:style>
    <style:style style:name="P51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52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54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2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58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59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60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64" style:family="paragraph" style:parent-style-name="Table_20_Contents">
      <style:text-properties style:font-name="Calibri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1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2" style:family="paragraph" style:parent-style-name="UrbanBody">
      <style:text-properties fo:color="#000000" style:font-name="Calibri"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77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78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21e214" style:font-size-asian="8pt" style:font-size-complex="8pt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style:paragraph-properties style:line-height-at-least="0.101cm"/>
    </style:style>
    <style:style style:name="P81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2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3" style:family="paragraph">
      <style:paragraph-properties fo:text-align="justify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146b" style:font-weight-asian="bold" style:font-weight-complex="bold"/>
    </style:style>
    <style:style style:name="T6" style:family="text">
      <style:text-properties fo:font-weight="bold" officeooo:rsid="00168a66" style:font-weight-asian="bold" style:font-weight-complex="bold"/>
    </style:style>
    <style:style style:name="T7" style:family="text">
      <style:text-properties fo:font-weight="bold" officeooo:rsid="001f56e3" style:font-weight-asian="bold" style:font-weight-complex="bold"/>
    </style:style>
    <style:style style:name="T8" style:family="text">
      <style:text-properties fo:font-weight="bold" style:font-weight-asian="bold" style:font-name-complex="Times New Roman2" style:font-weight-complex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Times New Roman2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style:font-name-asian="Ubuntu1" style:font-weight-asian="normal" style:font-name-complex="Ubuntu1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1" style:family="text">
      <style:text-properties style:text-underline-style="solid" style:text-underline-width="auto" style:text-underline-color="font-color" fo:background-color="transparent" loext:char-shading-value="0"/>
    </style:style>
    <style:style style:name="T22" style:family="text">
      <style:text-properties style:text-underline-style="solid" style:text-underline-width="auto" style:text-underline-color="font-color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3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use-window-font-color="true" fo:font-size="7pt" style:font-size-asian="7pt" style:font-size-complex="7pt"/>
    </style:style>
    <style:style style:name="T38" style:family="text">
      <style:text-properties style:use-window-font-color="true" style:font-name-complex="Times New Roman2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fo:font-weight="bold" fo:background-color="transparent" loext:char-shading-value="0" style:font-style-asian="italic" style:font-weight-asian="bold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" style:font-name-complex="Times New Roman2"/>
    </style:style>
    <style:style style:name="T68" style:family="text">
      <style:text-properties style:font-name="Calibri" fo:font-size="8pt" style:font-size-asian="8pt" style:font-size-complex="8pt"/>
    </style:style>
    <style:style style:name="T69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5" style:family="text">
      <style:text-properties fo:color="#000000" style:font-name-asian="Ubuntu1" style:font-name-complex="Ubuntu1"/>
    </style:style>
    <style:style style:name="T76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1" style:font-name-complex="Ubuntu1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" style:font-weight-complex="bold"/>
    </style:style>
    <style:style style:name="T82" style:family="text">
      <style:text-properties fo:language="fr" fo:country="BE" style:text-underline-style="none" style:font-name-complex="Calibri"/>
    </style:style>
    <style:style style:name="T83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4" style:family="text">
      <style:text-properties style:text-line-through-style="solid" style:text-line-through-type="single" officeooo:rsid="0014c9d4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style:font-weight-complex="normal"/>
    </style:style>
    <style:style style:name="T87" style:family="text">
      <style:text-properties style:text-line-through-style="none" style:text-line-through-type="none" officeooo:rsid="0015f5f5" style:font-weight-complex="normal"/>
    </style:style>
    <style:style style:name="T88" style:family="text">
      <style:text-properties style:text-line-through-style="none" style:text-line-through-type="none" style:text-underline-style="none" style:font-weight-complex="normal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fo:font-size="8pt" fo:font-weight="bold" officeooo:rsid="001f56e3" style:font-size-asian="8pt" style:font-weight-asian="bold" style:font-size-complex="8pt" style:font-weight-complex="bold"/>
    </style:style>
    <style:style style:name="T92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3" style:family="text">
      <style:text-properties style:font-name="Arial" fo:font-size="11pt" style:text-underline-style="none" fo:font-weight="bold" style:font-size-asian="9.60000038146973pt" style:font-weight-asian="bold" style:font-size-complex="11pt" style:font-weight-complex="bold"/>
    </style:style>
    <style:style style:name="T94" style:family="text">
      <style:text-properties officeooo:rsid="00185fea"/>
    </style:style>
    <style:style style:name="T95" style:family="text">
      <style:text-properties officeooo:rsid="001f56e3"/>
    </style:style>
    <style:style style:name="T9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b847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font-style-asian="normal" style:font-weight-asian="normal" style:font-name-complex="Segoe UI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46">Code du développement territorial</text:p>
      <text:p text:style-name="P32"><text:span text:style-name="T3">Formulaire d’envoi d’un dossier au fonctionnaire délégué</text:span><text:span text:style-name="T47"> </text:span>par le collège de <text:span text:style-name="T93"><text:text-input text:description="">tool.getCityName()</text:text-input></text:span></text:p>
      <text:p text:style-name="P32"><text:span text:style-name="T3"><text:s/></text:span>Réf. communale :  <text:s/><text:span text:style-name="T78"><text:text-input text:description="">licence_helper.reference</text:text-input></text:span><text:span text:style-name="T78"><text:s/>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8"><draw:control text:anchor-type="as-char" svg:y="-0.302cm" draw:z-index="19" draw:style-name="gr2" draw:text-style-name="P84" svg:width="0.331cm" svg:height="0.32cm" draw:control="control20"/>e<text:span text:style-name="T24">nvoi du </text:span><text:span text:style-name="T26">PRIMO DOSSIER</text:span><text:span text:style-name="T24"> (</text:span><text:span text:style-name="T25">sans demande, à ce stade, au fonctionnaire délégué et sans décision de collège</text:span><text:span text:style-name="T24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8"><draw:control text:anchor-type="as-char" svg:y="-0.302cm" draw:z-index="18" draw:style-name="gr2" draw:text-style-name="P84" svg:width="0.331cm" svg:height="0.32cm" draw:control="control19"/>envoi avec le <text:span text:style-name="T15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8"><draw:control text:anchor-type="as-char" svg:y="-0.302cm" draw:z-index="20" draw:style-name="gr2" draw:text-style-name="P84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49"><office:annotation><dc:creator>Auteur inconnu</dc:creator><dc:date>2017-05-16T10:02:36</dc:date><text:p text:style-name="P79">do text if not licence_helper.prorogation</text:p></office:annotation></text:span><text:span text:style-name="T49"><draw:control text:anchor-type="as-char" svg:y="-0.302cm" draw:z-index="40" draw:style-name="gr2" draw:text-style-name="P84" svg:width="0.331cm" svg:height="0.32cm" draw:control="control41"/></text:span><text:span text:style-name="T27"><text:s/></text:span><text:span text:style-name="T29">prolongation du délai de 30 jours ?</text:span></text:p>
            <text:p text:style-name="P26"><text:span text:style-name="T52"><office:annotation><dc:creator>Auteur inconnu</dc:creator><dc:date>2017-05-16T10:02:36</dc:date><text:p text:style-name="P79">do text if licence_helper.prorogation</text:p></office:annotation></text:span><text:span text:style-name="T52"><draw:control text:anchor-type="as-char" svg:y="-0.302cm" draw:z-index="39" draw:style-name="gr2" draw:text-style-name="P84" svg:width="0.331cm" svg:height="0.32cm" draw:control="control40"/></text:span><text:span text:style-name="T31"><text:s/></text:span><text:span text:style-name="T32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59">N.B. : un « primo dossier » avait déjà été envoyé : <draw:control text:anchor-type="as-char" svg:y="-0.302cm" draw:z-index="37" draw:style-name="gr2" draw:text-style-name="P84" svg:width="0.331cm" svg:height="0.32cm" draw:control="control38"/><text:span text:style-name="T11">oui <text:s text:c="3"/></text:span><text:span text:style-name="T11"><draw:control text:anchor-type="as-char" svg:y="-0.302cm" draw:z-index="38" draw:style-name="gr2" draw:text-style-name="P84" svg:width="0.331cm" svg:height="0.32cm" draw:control="control39"/></text:span><text:span text:style-name="T11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49"><office:annotation><dc:creator>Auteur inconnu</dc:creator><dc:date>2017-05-16T10:02:36</dc:date><text:p text:style-name="P79">do text if not licence_helper.folderCategory.count('UFD')</text:p></office:annotation></text:span><text:span text:style-name="T49"><draw:control text:anchor-type="as-char" svg:y="-0.302cm" draw:z-index="1" draw:style-name="gr2" draw:text-style-name="P84" svg:width="0.331cm" svg:height="0.32cm" draw:control="control2"/></text:span><text:span text:style-name="T49"><text:s/>UFD</text:span><text:span text:style-name="T48">: permis d'urbanisme </text:span><text:span text:style-name="T50">délivré par le FD</text:span></text:p>
            <text:p text:style-name="P27"><text:span text:style-name="T51"><office:annotation><dc:creator>Auteur inconnu</dc:creator><dc:date>2017-05-16T10:02:36</dc:date><text:p text:style-name="P79">do text if licence_helper.folderCategory.count('UFD')</text:p></office:annotation></text:span><text:span text:style-name="T51"><draw:control text:anchor-type="as-char" svg:y="-0.302cm" draw:z-index="33" draw:style-name="gr2" draw:text-style-name="P84" svg:width="0.331cm" svg:height="0.32cm" draw:control="control34"/></text:span><text:span text:style-name="T54"><text:s/>UFD</text:span><text:span text:style-name="T53">: permis d'urbanisme </text:span><text:span text:style-name="T50">délivré par le FD</text:span></text:p>
            <text:p text:style-name="P27"><text:span text:style-name="T49"><draw:control text:anchor-type="as-char" svg:y="-0.302cm" draw:z-index="0" draw:style-name="gr2" draw:text-style-name="P84" svg:width="0.331cm" svg:height="0.32cm" draw:control="control1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7"><text:span text:style-name="T49"><draw:control text:anchor-type="as-char" svg:y="-0.302cm" draw:z-index="2" draw:style-name="gr2" draw:text-style-name="P84" svg:width="0.331cm" svg:height="0.32cm" draw:control="control3"/></text:span><text:span text:style-name="T49"><text:s/>CFD</text:span><text:span text:style-name="T48">: certificat d’urbanisme </text:span><text:span text:style-name="T50">délivré par le FD</text:span></text:p>
            <text:p text:style-name="P27"><text:bookmark text:name="Unknown4"/><text:span text:style-name="T3"><draw:control text:anchor-type="as-char" svg:y="-0.302cm" draw:z-index="3" draw:style-name="gr2" draw:text-style-name="P84" svg:width="0.331cm" svg:height="0.32cm" draw:control="control4"/></text:span><text:span text:style-name="T3"><text:s/>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302cm" draw:z-index="4" draw:style-name="gr2" draw:text-style-name="P84" svg:width="0.331cm" svg:height="0.32cm" draw:control="control5"/></text:span><text:span text:style-name="T3"><text:s/>DIV</text:span> : autre demande <text:s text:c="19"/></text:p>
            <text:p text:style-name="P27"><text:bookmark text:name="Unknown6"/><text:span text:style-name="T3"><draw:control text:anchor-type="as-char" svg:y="-0.302cm" draw:z-index="5" draw:style-name="gr2" draw:text-style-name="P84" svg:width="0.331cm" svg:height="0.32cm" draw:control="control6"/></text:span><text:span text:style-name="T3"><text:s/>BCX :</text:span> dossiers contentieux</text:p>
            <text:p text:style-name="P28"><text:span text:style-name="T3"><draw:control text:anchor-type="as-char" svg:y="-0.302cm" draw:z-index="6" draw:style-name="gr2" draw:text-style-name="P84" svg:width="0.331cm" svg:height="0.32cm" draw:control="control7"/></text:span><text:span text:style-name="T3"><text:s/>PU</text:span> : permis <text:s/><text:span text:style-name="T15">UNIQUE</text:span> (= Urba.+ Envir.)</text:p>
            <text:p text:style-name="P28"><text:span text:style-name="T64">Permis Intégré </text:span><text:span text:style-name="T65">Commercial</text:span><text:span text:style-name="T64">:</text:span></text:p>
            <text:p text:style-name="P28"><text:span text:style-name="T64"><draw:control text:anchor-type="as-char" svg:y="-0.302cm" draw:z-index="7" draw:style-name="gr2" draw:text-style-name="P84" svg:width="0.331cm" svg:height="0.32cm" draw:control="control8"/></text:span><text:span text:style-name="T64"><text:s/>PIC/PIUR</text:span><text:span text:style-name="T63"> : avec Urbanisme seul</text:span></text:p>
            <text:p text:style-name="P28"><text:span text:style-name="T64"><draw:control text:anchor-type="as-char" svg:y="-0.302cm" draw:z-index="8" draw:style-name="gr2" draw:text-style-name="P84" svg:width="0.331cm" svg:height="0.32cm" draw:control="control9"/></text:span><text:span text:style-name="T64"><text:s/>PIC/PIEN</text:span><text:span text:style-name="T63"> : avec Environnement seul </text:span></text:p>
            <text:p text:style-name="P28"><text:span text:style-name="T63"><draw:control text:anchor-type="as-char" svg:y="-0.302cm" draw:z-index="9" draw:style-name="gr2" draw:text-style-name="P84" svg:width="0.331cm" svg:height="0.32cm" draw:control="control10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7"><text:span text:style-name="T59">Si Hors</text:span><text:span text:style-name="T3"> SDC/SOL/GCU :</text:span></text:p>
            <text:p text:style-name="P27"><office:annotation><dc:creator>Auteur inconnu</dc:creator><dc:date>2017-05-16T09:30:02</dc:date><text:p text:style-name="P79">do text if not licence_helper.folderCategory.count('UCO:')</text:p></office:annotation><draw:control text:anchor-type="as-char" svg:y="-0.302cm" draw:z-index="10" draw:style-name="gr2" draw:text-style-name="P84" svg:width="0.331cm" svg:height="0.32cm" draw:control="control11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text:span text:style-name="T57"><office:annotation><dc:creator>Auteur inconnu</dc:creator><dc:date>2017-05-16T09:30:02</dc:date><text:p text:style-name="P79">do text if licence_helper.folderCategory.count('UCO:')</text:p></office:annotation></text:span><text:span text:style-name="T57"><draw:control text:anchor-type="as-char" svg:y="-0.302cm" draw:z-index="28" draw:style-name="gr2" draw:text-style-name="P84" svg:width="0.331cm" svg:height="0.32cm" draw:control="control29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office:annotation><dc:creator>Auteur inconnu</dc:creator><dc:date>2017-05-16T09:33:35</dc:date><text:p text:style-name="P79">do text if not licence_helper.folderCategory.count('UCO/D')</text:p></office:annotation><draw:control text:anchor-type="as-char" svg:y="-0.302cm" draw:z-index="11" draw:style-name="gr2" draw:text-style-name="P84" svg:width="0.331cm" svg:height="0.32cm" draw:control="control12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text:span text:style-name="T57"><office:annotation><dc:creator>Auteur inconnu</dc:creator><dc:date>2017-05-16T09:33:35</dc:date><text:p text:style-name="P79">do text if licence_helper.folderCategory.count('UCO/D')</text:p></office:annotation></text:span><text:span text:style-name="T57"><draw:control text:anchor-type="as-char" svg:y="-0.302cm" draw:z-index="29" draw:style-name="gr2" draw:text-style-name="P84" svg:width="0.331cm" svg:height="0.32cm" draw:control="control30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draw:control text:anchor-type="as-char" svg:y="-0.302cm" draw:z-index="12" draw:style-name="gr2" draw:text-style-name="P84" svg:width="0.331cm" svg:height="0.32cm" draw:control="control13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70"><text:span text:style-name="T62"><text:s text:c="2"/></text:span><text:span text:style-name="T18">Si Dans</text:span><text:span text:style-name="T9"> SDC/SOL/GCU/permis d’urbanisation/ </text:span><text:span text:style-name="T66">+</text:span><text:span text:style-name="T9"> « d’impact limité »:</text:span></text:p>
            <text:p text:style-name="P28"><text:span text:style-name="T9"><office:annotation><dc:creator>Auteur inconnu</dc:creator><dc:date>2017-05-16T09:51:55</dc:date><text:p text:style-name="P79">do text if not licence_helper.folderCategory.count('UCO/A')</text:p></office:annotation></text:span><text:span text:style-name="T9"><draw:control text:anchor-type="as-char" svg:y="-0.302cm" draw:z-index="13" draw:style-name="gr2" draw:text-style-name="P84" svg:width="0.331cm" svg:height="0.32cm" draw:control="control14"/></text:span><text:span text:style-name="T9"><text:s/>UCO/A</text:span><text:span text:style-name="T66">: 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9"><office:annotation><dc:creator>Auteur inconnu</dc:creator><dc:date>2017-05-16T09:51:55</dc:date><text:p text:style-name="P79">do text if licence_helper.folderCategory.count('UCO/A')</text:p></office:annotation></text:span><text:span text:style-name="T9"><draw:control text:anchor-type="as-char" svg:y="-0.302cm" draw:z-index="30" draw:style-name="gr2" draw:text-style-name="P84" svg:width="0.331cm" svg:height="0.32cm" draw:control="control31"/></text:span><text:span text:style-name="T9"><text:s/>UCO/A: </text:span><text:span text:style-name="T13">permis d’urbanisme du Collège </text:span><text:span text:style-name="T10">avec</text:span><text:span text:style-name="T19"> avis FACULTATIF</text:span><text:span text:style-name="T10"> du FD</text:span></text:p>
            <text:p text:style-name="P28"><text:span text:style-name="T9"><office:annotation><dc:creator>Auteur inconnu</dc:creator><dc:date>2017-05-16T09:53:14</dc:date><text:p text:style-name="P79">do text if not licence_helper.folderCategory.count('UCO/PD')</text:p></office:annotation></text:span><text:span text:style-name="T9"><draw:control text:anchor-type="as-char" svg:y="-0.302cm" draw:z-index="14" draw:style-name="gr2" draw:text-style-name="P84" svg:width="0.331cm" svg:height="0.32cm" draw:control="control15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3:14</dc:date><text:p text:style-name="P79">do text if licence_helper.folderCategory.count('UCO/PD')</text:p></office:annotation></text:span><text:span text:style-name="T9"><draw:control text:anchor-type="as-char" svg:y="-0.302cm" draw:z-index="31" draw:style-name="gr2" draw:text-style-name="P84" svg:width="0.331cm" svg:height="0.32cm" draw:control="control32"/></text:span><text:span text:style-name="T9"><text:s/>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5:02</dc:date><text:p text:style-name="P79">do text if not licence_helper.folderCategory.count('UCO/ED')</text:p></office:annotation></text:span><text:span text:style-name="T9"><draw:control text:anchor-type="as-char" svg:y="-0.302cm" draw:z-index="15" draw:style-name="gr2" draw:text-style-name="P84" svg:width="0.331cm" svg:height="0.32cm" draw:control="control16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P28"><text:span text:style-name="T9"><office:annotation><dc:creator>Auteur inconnu</dc:creator><dc:date>2017-05-16T09:55:02</dc:date><text:p text:style-name="P79">do text if licence_helper.folderCategory.count('UCO/ED')</text:p></office:annotation></text:span><text:span text:style-name="T9"><draw:control text:anchor-type="as-char" svg:y="-0.302cm" draw:z-index="32" draw:style-name="gr2" draw:text-style-name="P84" svg:width="0.331cm" svg:height="0.32cm" draw:control="control33"/></text:span><text:span text:style-name="T9"><text:s/>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Table_20_Contents"><text:span text:style-name="T9"><draw:control text:anchor-type="as-char" svg:y="-0.302cm" draw:z-index="16" draw:style-name="gr2" draw:text-style-name="P84" svg:width="0.331cm" svg:height="0.32cm" draw:control="control17"/></text:span><text:span text:style-name="T9"><text:s/>LCO/PD: permis </text:span><text:span text:style-name="T40">d'urbanisation </text:span><text:span text:style-name="T18">direct</text:span></text:p>
            <text:p text:style-name="Table_20_Contents"><text:span text:style-name="T20"><draw:control text:anchor-type="as-char" svg:y="-0.302cm" draw:z-index="17" draw:style-name="gr2" draw:text-style-name="P84" svg:width="0.331cm" svg:height="0.32cm" draw:control="control18"/></text:span><text:span text:style-name="T2"><text:s/></text:span><text:span text:style-name="T18">CCO : certificat d’urbanisme par le Collège</text:span>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1"><text:text-input text:description="Situation des travaux">self.getApplicantsSignaletic()</text:text-input><text:s text:c="2"/></text:p>
            <text:p text:style-name="P47"><text:text-input text:description="">self.getApplicants()[0].getAddress()</text:text-input></text:p>
            <text:p text:style-name="P78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1"><text:text-input text:description="Situation des travaux">self.getWorkLocationSignaletic()</text:text-input></text:p>
            <text:p text:style-name="P72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3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48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7">l’accusé</text:span><text:span text:style-name="T4"> de réception :</text:span></text:p>
            <text:p text:style-name="P31"><text:text-input text:description="">licence_view.format_date(licence_helper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79">do text if '30 jours' in licence_helper.annoncedDelay</text:p></office:annotation><draw:control text:anchor-type="as-char" draw:z-index="34" draw:style-name="gr1" draw:text-style-name="P84" svg:width="0.447cm" svg:height="0.399cm" draw:control="control35"/><text:s/>30 jours</text:p>
            <text:p text:style-name="P20"><office:annotation><dc:creator>Auteur inconnu</dc:creator><dc:date>2017-05-16T10:11:54</dc:date><text:p text:style-name="P79">do text if '75 jours' in licence_helper.annoncedDelay</text:p></office:annotation><draw:control text:anchor-type="as-char" draw:z-index="35" draw:style-name="gr1" draw:text-style-name="P84" svg:width="0.447cm" svg:height="0.399cm" draw:control="control36"/><text:s/>75 jours</text:p>
            <text:p text:style-name="P20"><text:s text:c="2"/><office:annotation><dc:creator>Auteur inconnu</dc:creator><dc:date>2017-05-16T10:11:54</dc:date><text:p text:style-name="P79">do text if '115 jours' in licence_helper.annoncedDelay</text:p></office:annotation><draw:control text:anchor-type="as-char" draw:z-index="36" draw:style-name="gr1" draw:text-style-name="P84" svg:width="0.447cm" svg:height="0.399cm" draw:control="control37"/><text:s/>115 jours</text:p>
            <text:p text:style-name="P20"><office:annotation><dc:creator>Auteur inconnu</dc:creator><dc:date>2017-05-16T10:11:54</dc:date><text:p text:style-name="P79">do text if '60 jours' in licence_helper.annoncedDelay</text:p></office:annotation><draw:control text:anchor-type="as-char" draw:z-index="42" draw:style-name="gr1" draw:text-style-name="P84" svg:width="0.447cm" svg:height="0.399cm" draw:control="control43"/><text:s/>30 jours</text:p>
            <text:p text:style-name="P20"><office:annotation><dc:creator>Auteur inconnu</dc:creator><dc:date>2017-05-16T10:11:54</dc:date><text:p text:style-name="P79">do text if '105 jours' in licence_helper.annoncedDelay</text:p></office:annotation><draw:control text:anchor-type="as-char" draw:z-index="43" draw:style-name="gr1" draw:text-style-name="P84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9">do text if '145 jours' in licence_helper.annoncedDelay</text:p></office:annotation><draw:control text:anchor-type="as-char" draw:z-index="41" draw:style-name="gr1" draw:text-style-name="P84" svg:width="0.447cm" svg:height="0.399cm" draw:control="control42"/><text:s/>115 jours</text:p>
            <text:p text:style-name="P13"><text:span text:style-name="T50"><office:annotation><dc:creator>Auteur inconnu</dc:creator><dc:date>2017-05-16T10:02:36</dc:date><text:p text:style-name="P79">do text if licence_helper.folderCategory.count('UFD')</text:p></office:annotation></text:span><text:span text:style-name="T50"><draw:control text:anchor-type="as-char" svg:y="-0.302cm" draw:z-index="47" draw:style-name="gr2" draw:text-style-name="P84" svg:width="0.331cm" svg:height="0.32cm" draw:control="control48"/></text:span><text:span text:style-name="T53"><text:s/></text:span><text:span text:style-name="T28">PERMIS PUBLIC</text:span></text:p>
            <text:p text:style-name="P34"/>
            <text:p text:style-name="P16"><text:span text:style-name="T30">DATE DE BASE</text:span><text:span text:style-name="T23"> </text:span><text:span text:style-name="T37">suivant choix procédure</text:span></text:p>
            <text:p text:style-name="P36"><office:annotation><dc:creator>Christophe Delcourt</dc:creator><dc:date>2017-08-25T08:06:34</dc:date><text:p text:style-name="P79">do text if not licence_helper.prorogation</text:p></office:annotation><text:span text:style-name="T85"><text:text-input text:description="">licence_view.getLimitDate(licence_view.getLastAcknowledgment().getTransmitDate())</text:text-input></text:span></text:p>
            <text:p text:style-name="P42"><office:annotation><dc:creator>Christophe Delcourt</dc:creator><dc:date>2017-08-25T08:10:40</dc:date><text:p>do text if licence_helper.prorogation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7">PROROGATION ?</text:p>
            <text:p text:style-name="P17"><text:span text:style-name="T48"><office:annotation><dc:creator>Auteur inconnu</dc:creator><dc:date>2017-05-16T10:02:36</dc:date><text:p text:style-name="P79">do text if not licence_helper.prorogation</text:p></office:annotation></text:span><text:span text:style-name="T48"><draw:control text:anchor-type="as-char" svg:y="-0.302cm" draw:z-index="84" draw:style-name="gr2" draw:text-style-name="P84" svg:width="0.331cm" svg:height="0.32cm" draw:control="control85"/></text:span><text:span text:style-name="T23"><text:s/>Pas de </text:span><text:span text:style-name="T36">prorogation </text:span></text:p>
            <text:p text:style-name="P44"><text:span text:style-name="T3"><office:annotation><dc:creator>Auteur inconnu</dc:creator><dc:date>2017-05-16T10:02:36</dc:date><text:p text:style-name="P79">do text if licence_helper.prorogation</text:p></office:annotation></text:span><text:span text:style-name="T3"><draw:control text:anchor-type="as-char" svg:y="-0.302cm" draw:z-index="85" draw:style-name="gr2" draw:text-style-name="P84" svg:width="0.331cm" svg:height="0.32cm" draw:control="control86"/></text:span><text:span text:style-name="T29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79">do text if '60 jours' in licence_helper.annoncedDelay</text:p></office:annotation><text:span text:style-name="T4"><draw:control text:anchor-type="as-char" draw:z-index="86" draw:style-name="gr1" draw:text-style-name="P84" svg:width="0.447cm" svg:height="0.399cm" draw:control="control87"/></text:span><text:s/><text:span text:style-name="T4">60 jours</text:span></text:p>
            <text:p text:style-name="P12"><office:annotation><dc:creator>Auteur inconnu</dc:creator><dc:date>2017-05-16T10:11:54</dc:date><text:p text:style-name="P79">do text if '105 jours' in licence_helper.annoncedDelay</text:p></office:annotation><text:span text:style-name="T4"><draw:control text:anchor-type="as-char" draw:z-index="87" draw:style-name="gr1" draw:text-style-name="P84" svg:width="0.447cm" svg:height="0.399cm" draw:control="control88"/></text:span><text:s/><text:span text:style-name="T4">105 jours</text:span></text:p>
            <text:p text:style-name="P20"><text:span text:style-name="T42"><office:annotation><dc:creator>Auteur inconnu</dc:creator><dc:date>2017-05-16T10:11:54</dc:date><text:p text:style-name="P79">do text if '145 jours' in licence_helper.annoncedDelay</text:p></office:annotation></text:span><text:span text:style-name="T42"><draw:control text:anchor-type="as-char" draw:z-index="88" draw:style-name="gr1" draw:text-style-name="P84" svg:width="0.447cm" svg:height="0.399cm" draw:control="control89"/></text:span><text:span text:style-name="T42"><text:s/></text:span><text:span text:style-name="T43">145 jours</text:span></text:p>
            <text:p text:style-name="P14">DATE après prorogation :</text:p>
            <text:p text:style-name="P15"><text:span text:style-name="T56"><office:annotation><dc:creator>Auteur inconnu</dc:creator><dc:date>2017-05-16T10:02:36</dc:date><text:p text:style-name="P79">do text if not licence_helper.prorogation</text:p></office:annotation></text:span><text:span text:style-name="T38">Non prorogé</text:span></text:p>
            <text:p text:style-name="P37"><text:span text:style-name="T86"><office:annotation><dc:creator>Christophe Delcourt</dc:creator><dc:date>2017-08-25T08:11:08</dc:date><text:p>do text if licence_helper.prorogation</text:p></office:annotation></text:span><text:span text:style-name="T87"><text:text-input text:description="">licence_view.getLimitDate(licence_helper.getLastAcknowledgment().getTransmitDate())</text:text-input></text:span><text:span text:style-name="T88"><text:s/>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5"><office:annotation><dc:creator>Christophe Delcourt</dc:creator><dc:date>2017-07-12T07:59:45</dc:date><text:p text:style-name="P83">do text if not (self.getLastInquiry() and self.getLastInquiry().getSuspension()) and not (self.getLastAnnouncement() and self.getLastAnnouncement().getSuspension())</text:p></office:annotation><draw:control text:anchor-type="as-char" draw:z-index="49" draw:style-name="gr1" draw:text-style-name="P84" svg:width="0.447cm" svg:height="0.399cm" draw:control="control50"/>Aucune</text:p>
            <text:p text:style-name="P50"><office:annotation><dc:creator>Christophe Delcourt</dc:creator><dc:date>2017-07-12T07:59:45</dc:date><text:p text:style-name="P83">do text if <text:s/>(self.getLastInquiry() and self.getLastInquiry().getSuspension()) or (self.getLastAnnouncement() and self.getLastAnnouncement().getSuspension())</text:p></office:annotation><draw:control text:anchor-type="as-char" draw:z-index="50" draw:style-name="gr1" draw:text-style-name="P84" svg:width="0.447cm" svg:height="0.399cm" draw:control="control51"/>Aucune</text:p>
            <text:p text:style-name="P54"><office:annotation><dc:creator>Christophe Delcourt</dc:creator><dc:date>2017-07-12T07:59:45</dc:date><text:p text:style-name="P83">do text if (self.getLastInquiry() and self.getLastInquiry().getSuspension() and 'summer' in self.getLastInquiry().getSuspension_period()) or (self.getLastAnnouncement() and self.getLastAnnouncement().getSuspension() and 'summer' in self.getLastAnnouncement().getSuspension_period())</text:p></office:annotation><draw:control text:anchor-type="as-char" draw:z-index="51" draw:style-name="gr1" draw:text-style-name="P84" svg:width="0.447cm" svg:height="0.399cm" draw:control="control52"/>Du 16 juillet au 15 août (max +31 jours)</text:p>
            <text:p text:style-name="P50"><office:annotation><dc:creator>Christophe Delcourt</dc:creator><dc:date>2017-07-12T07:59:45</dc:date><text:p text:style-name="P83">do text if not (self.getLastInquiry() and self.getLastInquiry().getSuspension() and 'summer' in self.getLastInquiry().getSuspension_period()) and not (self.getLastAnnouncement() and self.getLastAnnouncement().getSuspension() and 'summer' in self.getLastAnnouncement().getSuspension_period())</text:p></office:annotation><draw:control text:anchor-type="as-char" draw:z-index="52" draw:style-name="gr1" draw:text-style-name="P84" svg:width="0.447cm" svg:height="0.399cm" draw:control="control53"/>Du 16 juillet au 15 août (max +31 jours)</text:p>
            <text:p text:style-name="P60"><text:span text:style-name="T67"><office:annotation><dc:creator>Christophe Delcourt</dc:creator><dc:date>2017-07-12T07:59:45</dc:date><text:p text:style-name="P83">do text if (self.getLastInquiry() and self.getLastInquiry().getSuspension() and 'winter' in self.getLastInquiry().getSuspension_period()) or (self.getLastAnnouncement() and self.getLastAnnouncement().getSuspension() and 'winter' in self.getLastAnnouncement().getSuspension_period())</text:p></office:annotation></text:span><text:span text:style-name="T67"><draw:control text:anchor-type="as-char" draw:z-index="53" draw:style-name="gr1" draw:text-style-name="P84" svg:width="0.447cm" svg:height="0.399cm" draw:control="control54"/></text:span><text:span text:style-name="T67">Du 24 décembre au 31 décembre (max +8 jours)</text:span></text:p>
            <text:p text:style-name="P56"><text:span text:style-name="T70"><office:annotation><dc:creator>Christophe Delcourt</dc:creator><dc:date>2017-07-12T07:59:45</dc:date><text:p text:style-name="P83">do text if not (self.getLastInquiry() and self.getLastInquiry().getSuspension() and 'winter' in self.getLastInquiry().getSuspension_period()) and not (self.getLastAnnouncement() and self.getLastAnnouncement().getSuspension() and 'winter' in self.getLastAnnouncement().getSuspension_period())</text:p></office:annotation></text:span><text:span text:style-name="T70"><draw:control text:anchor-type="as-char" draw:z-index="48" draw:style-name="gr1" draw:text-style-name="P84" svg:width="0.447cm" svg:height="0.399cm" draw:control="control49"/></text:span><text:span text:style-name="T12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4"><draw:control text:anchor-type="as-char" draw:z-index="83" draw:style-name="gr1" draw:text-style-name="P84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1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79">do text if licence_helper.SDC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79">do text if not licence_helper.SDC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79">do text if licence_helper.getIsInPCA()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79">do text if not licence_helper.getIsInPCA()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79">do text if licence_helper.getIsInSubdivision()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79">do text if not licence_helper.getIsInSubdivision()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79">do text if not licence_helper.derogation</text:p></office:annotation><draw:control text:anchor-type="as-char" draw:z-index="64" draw:style-name="gr1" draw:text-style-name="P84" svg:width="0.447cm" svg:height="0.399cm" draw:control="control65"/><text:span text:style-name="T11">AUCUNE DEROGATION</text:span></text:p>
                  <text:p text:style-name="P76"><text:span text:style-name="T11"><office:annotation><dc:creator>Auteur inconnu</dc:creator><dc:date>2017-05-16T15:03:23</dc:date><text:p text:style-name="P79">do text if <text:s/>licence_helper.derogation</text:p></office:annotation></text:span><text:span text:style-name="T11"><draw:control text:anchor-type="as-char" draw:z-index="65" draw:style-name="gr1" draw:text-style-name="P84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3"><office:annotation><dc:creator>Auteur inconnu</dc:creator><dc:date>2017-05-16T15:03:23</dc:date><text:p text:style-name="P79">do text if not licence_helper.divergence</text:p></office:annotation><draw:control text:anchor-type="as-char" draw:z-index="46" draw:style-name="gr1" draw:text-style-name="P84" svg:width="0.447cm" svg:height="0.399cm" draw:control="control47"/><text:bookmark text:name="__Fieldmark__7369_209460382212"/><text:bookmark text:name="Unknown1012"/><text:span text:style-name="T11">AUCUN EC</text:span><text:bookmark text:name="Unknown141112"/><text:span text:style-name="T11">ART</text:span></text:p>
                  <text:p text:style-name="P77"><text:span text:style-name="T4"><office:annotation><dc:creator>Auteur inconnu</dc:creator><dc:date>2017-05-16T15:02:40</dc:date><text:p text:style-name="P79">do text if licence_helper.divergence</text:p></office:annotation></text:span><text:span text:style-name="T4"><draw:control text:anchor-type="as-char" draw:z-index="66" draw:style-name="gr1" draw:text-style-name="P84" svg:width="0.447cm" svg:height="0.399cm" draw:control="control67"/></text:span><text:bookmark text:name="__Fieldmark__7369_2094603822111"/><text:bookmark text:name="Unknown10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67">Publicité :</text:p>
            <text:p text:style-name="P64"><text:span text:style-name="T11"><office:annotation><dc:creator>Auteur inconnu</dc:creator><dc:date>2017-05-16T10:11:54</dc:date><text:p text:style-name="P79">do text if not 'Ann' in licence_helper.inquiry_type</text:p></office:annotation></text:span><text:span text:style-name="T11"><draw:control text:anchor-type="as-char" draw:z-index="57" draw:style-name="gr1" draw:text-style-name="P84" svg:width="0.447cm" svg:height="0.399cm" draw:control="control58"/></text:span><text:span text:style-name="T11"><text:s/>ANNONCE DE PROJET</text:span></text:p>
            <text:p text:style-name="P64"><text:span text:style-name="T42"><office:annotation><dc:creator>Auteur inconnu</dc:creator><dc:date>2017-05-16T10:11:54</dc:date><text:p text:style-name="P79">do text if 'Ann' in licence_helper.inquiry_type</text:p></office:annotation></text:span><text:span text:style-name="T42"><draw:control text:anchor-type="as-char" draw:z-index="56" draw:style-name="gr1" draw:text-style-name="P84" svg:width="0.447cm" svg:height="0.399cm" draw:control="control57"/></text:span><text:span text:style-name="T42"><text:s/></text:span><text:span text:style-name="T44">ANNONCE DE PROJET</text:span></text:p>
            <text:p text:style-name="P64"><text:span text:style-name="T11"><office:annotation><dc:creator>Auteur inconnu</dc:creator><dc:date>2017-05-16T10:11:54</dc:date><text:p text:style-name="P79">do text if not 'Enq' in licence_helper.inquiry_type</text:p></office:annotation></text:span><text:span text:style-name="T11"><draw:control text:anchor-type="as-char" draw:z-index="59" draw:style-name="gr1" draw:text-style-name="P84" svg:width="0.447cm" svg:height="0.399cm" draw:control="control60"/></text:span><text:span text:style-name="T11"><text:s/>ENQUETE PUBLIQUE</text:span></text:p>
            <text:p text:style-name="P64"><text:span text:style-name="T42"><office:annotation><dc:creator>Auteur inconnu</dc:creator><dc:date>2017-05-16T10:11:54</dc:date><text:p text:style-name="P79">do text if 'Enq' in licence_helper.inquiry_type</text:p></office:annotation></text:span><text:span text:style-name="T42"><draw:control text:anchor-type="as-char" draw:z-index="58" draw:style-name="gr1" draw:text-style-name="P84" svg:width="0.447cm" svg:height="0.399cm" draw:control="control59"/></text:span><text:span text:style-name="T42"><text:s/></text:span><text:span text:style-name="T44">ENQUETE PUBLIQUE</text:span></text:p>
            <text:p text:style-name="P69"><text:span text:style-name="T11"><office:annotation><dc:creator>Auteur inconnu</dc:creator><dc:date>2017-05-16T10:11:54</dc:date><text:p text:style-name="P79">do text if 'Auc' in licence_helper.inquiry_type</text:p></office:annotation></text:span><text:span text:style-name="T11"><draw:control text:anchor-type="as-char" draw:z-index="60" draw:style-name="gr1" draw:text-style-name="P84" svg:width="0.447cm" svg:height="0.399cm" draw:control="control61"/></text:span><text:span text:style-name="T11"><text:s/></text:span>AUCUNE</text:p>
          </table:table-cell>
          <table:table-cell table:style-name="Tableau11.B5" table:number-columns-spanned="4" office:value-type="string">
            <text:p text:style-name="P68">Date d'affichage :</text:p>
            <text:p text:style-name="P75"><office:annotation><dc:creator>Christophe Delcourt</dc:creator><dc:date>2017-07-07T09:29:58</dc:date><text:p>do text if ('Enq' in licence_helper.inquiry_type and self.getLastInquiry() and self.getLastInquiry().getDisplayDate())</text:p></office:annotation><text:span text:style-name="T7"><text:text-input text:description="">licence_view.format_date(self.getLastInquiry().getDisplayDate())</text:text-input></text:span></text:p>
            <text:p text:style-name="P75"><office:annotation><dc:creator>Christophe Delcourt</dc:creator><dc:date>2017-07-07T09:29:58</dc:date><text:p>do text if ('Ann' in licence_helper.inquiry_type and self.getLastAnnouncement() and self.getLastAnnouncement().getDisplayDate())</text:p></office:annotation><text:span text:style-name="T7"><text:text-input text:description="">licence_view.format_date(self.getLastAnnouncement().getDisplayDate())</text:text-input></text:span></text:p>
            <text:p text:style-name="P73"><office:annotation><dc:creator>Christophe Delcourt</dc:creator><dc:date>2017-07-07T09:29:58</dc:date><text:p>do text if ('Enq' in licence_helper.inquiry_type and not self.getLastInquiry()) or ('Enq' in licence_helper.inquiry_type and <text:s/>self.getLastInquiry() and not <text:s/>self.getLastInquiry().getDisplayDate())</text:p></office:annotation>PAS DE DATE AFFICHAGE ENQUETE ENCODEE</text:p>
            <text:p text:style-name="P73"><office:annotation><dc:creator>Christophe Delcourt</dc:creator><dc:date>2017-07-07T09:29:58</dc:date><text:p>do text if ('Ann' in licence_helper.inquiry_type and not self.getLastAnnouncement()) or ('Ann' in licence_helper.inquiry_type and <text:s/>self.getLastAnnouncement() and not <text:s/>self.getLastAnnouncement().getDisplayDate())</text:p></office:annotation>PAS DE DATE AFFICHAGE ANNONCE DE PROJET ENCODEE</text:p>
            <text:p text:style-name="P74"><text:soft-page-break/><text:span text:style-name="T76"><office:annotation><dc:creator>Auteur inconnu</dc:creator><dc:date>2017-05-16T10:11:54</dc:date><text:p text:style-name="P79">do text if 'Auc' in licence_helper.inquiry_type</text:p></office:annotation></text:span><text:span text:style-name="T76"><draw:control text:anchor-type="as-char" draw:z-index="63" draw:style-name="gr1" draw:text-style-name="P84" svg:width="0.447cm" svg:height="0.399cm" draw:control="control64"/></text:span><text:span text:style-name="T76"><text:s/>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8">Date de début :</text:p>
            <text:p text:style-name="P75"><office:annotation><dc:creator>Christophe Delcourt</dc:creator><dc:date>2017-07-07T09:29:58</dc:date><text:p>do text if ('Enq' in licence_helper.inquiry_type and self.getLastInquiry() and self.getLastInquiry().getInvestigationStart())</text:p></office:annotation><text:span text:style-name="T7"><text:text-input text:description="">licence_view.format_date(self.getLastInquiry().getInvestigationStart())</text:text-input></text:span></text:p>
            <text:p text:style-name="P75"><office:annotation><dc:creator>Christophe Delcourt</dc:creator><dc:date>2017-07-07T09:29:58</dc:date><text:p>do text if ('Ann' in licence_helper.inquiry_type and self.getLastAnnouncement() and self.getLastAnnouncement().getInvestigationStart())</text:p></office:annotation><text:span text:style-name="T6"><text:text-input text:description="">licence_view.format_date(self.getLastAnnouncement().getInvestigationStart())</text:text-input></text:span></text:p>
            <text:p text:style-name="P73"><office:annotation><dc:creator>Christophe Delcourt</dc:creator><dc:date>2017-07-07T09:29:58</dc:date><text:p>do text if ('Enq' in licence_helper.inquiry_type and not self.getLastInquiry()) or ('Enq' in licence_helper.inquiry_type and <text:s/>self.getLastInquiry() and not <text:s/>self.getLastInquiry().getInvestigationStart())</text:p></office:annotation>PAS DE DATE DEBUT ENQUETE ENCODEE</text:p>
            <text:p text:style-name="P73"><office:annotation><dc:creator>Christophe Delcourt</dc:creator><dc:date>2017-07-07T09:29:58</dc:date><text:p>do text if ('Ann' in licence_helper.inquiry_type and not self.getLastAnnouncement()) or ('Ann' in licence_helper.inquiry_type and <text:s/>self.getLastAnnouncement() and not <text:s/>self.getLastAnnouncement().getInvestigationStart())</text:p></office:annotation>PAS DE DATE DEBUT <text:soft-page-break/>ANNONCE DE PROJET ENCODEE</text:p>
            <text:p text:style-name="P73"><text:span text:style-name="T11"><office:annotation><dc:creator>Auteur inconnu</dc:creator><dc:date>2017-05-16T10:11:54</dc:date><text:p text:style-name="P79">do text if 'Auc' in licence_helper.inquiry_type</text:p></office:annotation></text:span><text:span text:style-name="T11"><draw:control text:anchor-type="as-char" draw:z-index="61" draw:style-name="gr1" draw:text-style-name="P84" svg:width="0.447cm" svg:height="0.399cm" draw:control="control62"/></text:span><text:span text:style-name="T11"><text:s/>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8">Date de fin :</text:p>
            <text:p text:style-name="P75"><office:annotation><dc:creator>Christophe Delcourt</dc:creator><dc:date>2017-07-07T09:29:58</dc:date><text:p>do text if ('Enq' in licence_helper.inquiry_type and self.getLastInquiry() and self.getLastInquiry().getInvestigationEnd())</text:p></office:annotation><text:span text:style-name="T7"><text:text-input text:description="">licence_view.format_date(self.getLastInquiry().getInvestigationEnd())</text:text-input></text:span></text:p>
            <text:p text:style-name="P75"><office:annotation><dc:creator>Christophe Delcourt</dc:creator><dc:date>2017-07-07T09:29:58</dc:date><text:p>do text if ('Ann' in licence_helper.inquiry_type and self.getLastAnnouncement() and self.getLastAnnouncement().getInvestigationEnd())</text:p></office:annotation><text:span text:style-name="T5"><text:text-input text:description="">licence_view.format_date(self.getLastAnnouncement().getInvestigationEnd())</text:text-input></text:span></text:p>
            <text:p text:style-name="P73"><office:annotation><dc:creator>Christophe Delcourt</dc:creator><dc:date>2017-07-07T09:29:58</dc:date><text:p>do text if ('Enq' in licence_helper.inquiry_type and not self.getLastInquiry()) or ('Enq' in licence_helper.inquiry_type and <text:s/>self.getLastInquiry() and not <text:s/>self.getLastInquiry().getInvestigationEnd())</text:p></office:annotation>PAS DE DATE FIN <text:soft-page-break/>ENQUETE ENCODEE</text:p>
            <text:p text:style-name="P74"><text:span text:style-name="T79"><office:annotation><dc:creator>Christophe Delcourt</dc:creator><dc:date>2017-07-07T09:29:58</dc:date><text:p>do text if ('Ann' in licence_helper.inquiry_type and not self.getLastAnnouncement()) or ('Ann' in licence_helper.inquiry_type and <text:s/>self.getLastAnnouncement() and not <text:s/>self.getLastAnnouncement().getInvestigationEnd())</text:p></office:annotation></text:span><text:span text:style-name="T79">PAS DE DATE FIN ANNONCE DE PROJET ENCODEE</text:span></text:p>
            <text:p text:style-name="P74"><text:span text:style-name="T14"><office:annotation><dc:creator>Auteur inconnu</dc:creator><dc:date>2017-05-16T10:11:54</dc:date><text:p text:style-name="P79">do text if 'Auc' in licence_helper.inquiry_type</text:p></office:annotation></text:span><text:span text:style-name="T14"><draw:control text:anchor-type="as-char" draw:z-index="62" draw:style-name="gr1" draw:text-style-name="P84" svg:width="0.447cm" svg:height="0.399cm" draw:control="control63"/></text:span><text:span text:style-name="T14"><text:s/>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6">Réclamation(s) ? :</text:p>
            <text:p text:style-name="P39"><text:span text:style-name="T92"><office:annotation><dc:creator>Christophe Delcourt</dc:creator><dc:date>2017-07-26T11:57:36</dc:date><text:p text:style-name="P82">do text if ('Enq' in licence_helper.inquiry_type and self.getLastInquiry() and not licence_helper.getLastInquiry().getClaimants()) or ('Ann' in licence_helper.inquiry_type and licence_helper.getLastAnnouncement() and not licence_helper.getLastAnnouncement().getClaimants())</text:p></office:annotation></text:span><text:span text:style-name="T92">NON</text:span></text:p>
            <text:section text:style-name="Sect1" text:name="Section1">
              <text:p text:style-name="P40"><office:annotation><dc:creator>Christophe Delcourt</dc:creator><dc:date>2017-08-29T13:50:08</dc:date><text:p text:style-name="P81">do section if 'Enq' in licence_helper.inquiry_type and licence_helper.getLastInquiry() and licence_helper.getLastInquiry().getClaimants()</text:p></office:annotation><text:span text:style-name="T91"><text:text-input text:description="">len(self.getLastInquiry().getClaimants())</text:text-input></text:span><text:span text:style-name="T90"><text:s/>réclamation(s) au total.</text:span></text:p>
              <text:p text:style-name="P38"><text:span text:style-name="T95"><text:text-input text:description="">self.getLastInquiry().getNumberOfOralComplaint()</text:text-input></text:span><text:s/>orale(s), <text:span text:style-name="T95"><text:text-input text:description="">self.getLastInquiry().getNumberOfWrittenComplaint()</text:text-input></text:span><text:s/>écrite(s) dont <text:soft-page-break/><text:span text:style-name="T95"><text:text-input text:description="">self.getLastInquiry().getNumberOfPetition()</text:text-input></text:span><text:s/>pétition(s) pour <text:span text:style-name="T95"><text:text-input text:description="">self.getLastInquiry().getNumberOfSignature()</text:text-input></text:span><text:s/>signatures.</text:p>
            </text:section>
            <text:p text:style-name="P35"/>
            <text:section text:style-name="Sect1" text:name="Section5">
              <text:p text:style-name="P38"><office:annotation><dc:creator>Christophe Delcourt</dc:creator><dc:date>2017-08-29T13:53:22</dc:date><text:p text:style-name="P81">do section if 'Ann' in licence_helper.inquiry_type and licence_helper.getLastAnnouncement() and licence_helper.getLastAnnouncement().getClaimants()</text:p></office:annotation><text:span text:style-name="T7"><text:text-input text:description="">len(self.getLastAnnouncement().getClaimants())</text:text-input></text:span><text:span text:style-name="T4"><text:s/>réclamation(s) <text:s/>au total.</text:span> <text:s/><text:span text:style-name="T94"><text:text-input text:description="">self.getLastAnnouncement().getNumberOfOralComplaint()</text:text-input></text:span>orale(s), <text:span text:style-name="T94"><text:text-input text:description="">self.getLastAnnouncement().getNumberOfWrittenComplaint()</text:text-input></text:span><text:s/>écrite(s) dont <text:span text:style-name="T94"><text:text-input text:description="">self.getLastAnnouncement().getNumberOfPetition()</text:text-input></text:span><text:s/>pétition(s) pour <text:span text:style-name="T94"><text:text-input text:description="">self.getLastAnnouncement().getNumberOfSignature()</text:text-input></text:span><text:s/>signatures.</text:p>
            </text:section>
            <text:p text:style-name="P41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1" draw:text-style-name="P84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3">Equipement de la voirie</text:p>
            <text:p text:style-name="Standard"><text:span text:style-name="T89">Type de voirie :</text:span> <text:span text:style-name="T22"><text:text-input text:description="">self.roadType</text:text-input></text:span></text:p>
            <text:p text:style-name="Standard"><text:span text:style-name="T69">Contraintes karstiques :</text:span><text:span text:style-name="T68"> </text:span><text:span text:style-name="T73"><text:text-input text:description="">self.karstConstraints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1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9"><office:annotation><dc:creator>Ngaha </dc:creator><dc:date>2015-06-16T14:05:28</dc:date><text:p text:style-name="P79">do text if not self.getRoadCoating()</text:p></office:annotation><draw:control text:anchor-type="as-char" draw:z-index="69" draw:style-name="gr1" draw:text-style-name="P84" svg:width="0.447cm" svg:height="0.399cm" draw:control="control70"/>revêtement en </text:p>
                  <text:p text:style-name="P49"><office:annotation><dc:creator>Ngaha </dc:creator><dc:date>2015-06-16T14:04:23</dc:date><text:p text:style-name="P79">do text if self.getRoadCoating()</text:p></office:annotation><draw:control text:anchor-type="as-char" draw:z-index="70" draw:style-name="gr1" draw:text-style-name="P84" svg:width="0.447cm" svg:height="0.399cm" draw:control="control71"/>revêtement en <text:text-input text:description="">self.roadCoating</text:text-input></text:p>
                </table:table-cell>
                <table:table-cell table:style-name="Tableau2.A1" office:value-type="string">
                  <text:p text:style-name="P49"><office:annotation><dc:creator>Ngaha </dc:creator><dc:date>2015-06-16T13:40:43</dc:date><text:p text:style-name="P79">do text if not self.roadEquipments.__str__().count(u"'eau'")</text:p></office:annotation><draw:control text:anchor-type="as-char" draw:z-index="71" draw:style-name="gr1" draw:text-style-name="P84" svg:width="0.447cm" svg:height="0.399cm" draw:control="control72"/>eau</text:p>
                  <text:p text:style-name="P49"><office:annotation><dc:creator>Ngaha </dc:creator><dc:date>2015-06-16T13:41:59</dc:date><text:p text:style-name="P79">do text if self.roadEquipments.__str__().count(u"'eau'")</text:p></office:annotation><draw:control text:anchor-type="as-char" draw:z-index="72" draw:style-name="gr1" draw:text-style-name="P84" svg:width="0.447cm" svg:height="0.399cm" draw:control="control73"/>eau</text:p>
                </table:table-cell>
                <table:table-cell table:style-name="Tableau2.A1" office:value-type="string">
                  <text:p text:style-name="P49"><office:annotation><dc:creator>Ngaha </dc:creator><dc:date>2015-06-16T14:04:05</dc:date><text:p text:style-name="P79">do text if not self.roadEquipments.__str__().count(u"'electricite'")</text:p></office:annotation><draw:control text:anchor-type="as-char" draw:z-index="73" draw:style-name="gr1" draw:text-style-name="P84" svg:width="0.447cm" svg:height="0.399cm" draw:control="control74"/>électricité</text:p>
                  <text:p text:style-name="P49"><office:annotation><dc:creator>Ngaha </dc:creator><dc:date>2015-06-16T13:42:53</dc:date><text:p text:style-name="P79">do text if self.roadEquipments.__str__().count(u"'electricite'")</text:p></office:annotation><draw:control text:anchor-type="as-char" draw:z-index="74" draw:style-name="gr1" draw:text-style-name="P84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9"><office:annotation><dc:creator>Ngaha </dc:creator><dc:date>2015-06-16T14:07:58</dc:date><text:p text:style-name="P79">do text if not self.roadEquipments.__str__().count(u"'epuration'")</text:p></office:annotation><draw:control text:anchor-type="as-char" draw:z-index="75" draw:style-name="gr1" draw:text-style-name="P84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49"><office:annotation><dc:creator>Ngaha </dc:creator><dc:date>2015-06-16T14:06:11</dc:date><text:p text:style-name="P79">do text if self.roadEquipments.__str__().count(u"'epuration'")</text:p></office:annotation><draw:control text:anchor-type="as-char" draw:z-index="76" draw:style-name="gr1" draw:text-style-name="P84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49"><office:annotation><dc:creator>Ngaha </dc:creator><dc:date>2015-06-16T14:14:11</dc:date><text:p text:style-name="P79">do text if not self.roadEquipments.__str__().count(u"'pascollecteeaux'")</text:p></office:annotation><draw:control text:anchor-type="as-char" draw:z-index="77" draw:style-name="gr1" draw:text-style-name="P84" svg:width="0.447cm" svg:height="0.399cm" draw:control="control78"/>pas d'égout</text:p>
                  <text:p text:style-name="P49"><office:annotation><dc:creator>Ngaha </dc:creator><dc:date>2015-06-16T14:13:36</dc:date><text:p text:style-name="P79">do text if self.roadEquipments.__str__().count(u"'pascollecteeaux'")</text:p></office:annotation><draw:control text:anchor-type="as-char" draw:z-index="78" draw:style-name="gr1" draw:text-style-name="P84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49"><office:annotation><dc:creator>Ngaha </dc:creator><dc:date>2016-04-14T13:45:55</dc:date><text:p text:style-name="P79">do text if not self.getPash().__str__().count('collective')</text:p></office:annotation><draw:control text:anchor-type="as-char" draw:z-index="68" draw:style-name="gr1" draw:text-style-name="P84" svg:width="0.447cm" svg:height="0.399cm" draw:control="control69"/><text:span text:style-name="T42">Assainissement Collectif</text:span></text:p>
            <text:p text:style-name="P49"><office:annotation><dc:creator>Ngaha </dc:creator><dc:date>2016-04-14T13:45:55</dc:date><text:p text:style-name="P79">do text if self.getPash().__str__().count('collective')</text:p></office:annotation><draw:control text:anchor-type="as-char" draw:z-index="67" draw:style-name="gr1" draw:text-style-name="P84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9"><office:annotation><dc:creator>Ngaha </dc:creator><dc:date>2016-04-14T13:49:38</dc:date><text:p text:style-name="P79">do text if not self.getPash().__str__().count('transitoire')</text:p></office:annotation><draw:control text:anchor-type="as-char" draw:z-index="80" draw:style-name="gr1" draw:text-style-name="P84" svg:width="0.447cm" svg:height="0.399cm" draw:control="control81"/><text:span text:style-name="T42">Assainissement transitoire</text:span></text:p>
            <text:p text:style-name="P49"><text:span text:style-name="T42"><office:annotation><dc:creator>Ngaha </dc:creator><dc:date>2016-04-14T13:49:38</dc:date><text:p text:style-name="P79">do text if self.getPash().__str__().count('transitoire')</text:p></office:annotation></text:span><text:span text:style-name="T42"><draw:control text:anchor-type="as-char" draw:z-index="79" draw:style-name="gr1" draw:text-style-name="P84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9"><office:annotation><dc:creator>Ngaha </dc:creator><dc:date>2016-04-14T13:50:03</dc:date><text:p text:style-name="P79">do text if not self.getPash().__str__().count('individuelle')</text:p></office:annotation><draw:control text:anchor-type="as-char" draw:z-index="82" draw:style-name="gr1" draw:text-style-name="P84" svg:width="0.447cm" svg:height="0.399cm" draw:control="control83"/><text:span text:style-name="T42">Assainissement individuel</text:span></text:p>
            <text:p text:style-name="P49"><text:span text:style-name="T42"><office:annotation><dc:creator>Ngaha </dc:creator><dc:date>2016-04-14T13:50:03</dc:date><text:p text:style-name="P79">do text if self.getPash().__str__().count('individuelle')</text:p></office:annotation></text:span><text:span text:style-name="T42"><draw:control text:anchor-type="as-char" draw:z-index="81" draw:style-name="gr1" draw:text-style-name="P84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79">do text if licence_helper.roadAdaptation</text:p></office:annotation></text:span><text:span text:style-name="T8"><draw:control text:anchor-type="as-char" draw:z-index="54" draw:style-name="gr1" draw:text-style-name="P84" svg:width="0.447cm" svg:height="0.399cm" draw:control="control55"/></text:span><text:span text:style-name="T8">Oui<text:tab/></text:span></text:p>
            <text:p text:style-name="P6"><text:span text:style-name="T35"><office:annotation><dc:creator>Auteur inconnu</dc:creator><dc:date>2017-05-24T11:07:29</dc:date><text:p text:style-name="P79">do text if not licence_helper.roadAdaptation</text:p></office:annotation></text:span><text:span text:style-name="T33"><draw:control text:anchor-type="as-char" draw:z-index="55" draw:style-name="gr1" draw:text-style-name="P84" svg:width="0.447cm" svg:height="0.399cm" draw:control="control56"/></text:span><text:span text:style-name="T34">Oui</text:span><text:span text:style-name="T11"> <text:s/></text:span><text:bookmark text:name="Unknown44"/><text:bookmark text:name="Unknown45"/><text:bookmark text:name="Unknown46"/><text:span text:style-name="T11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5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5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9"><office:annotation><dc:creator>Ngaha </dc:creator><dc:date>2015-06-09T11:30:15</dc:date><text:p text:style-name="P79">do text if not 'class' in licence_helper.protectedBuilding</text:p></office:annotation><draw:control text:anchor-type="as-char" draw:z-index="89" draw:style-name="gr1" draw:text-style-name="P84" svg:width="0.447cm" svg:height="0.399cm" draw:control="control90"/>classé ou assimilé</text:p>
                  <text:p text:style-name="P52"><office:annotation><dc:creator>Ngaha </dc:creator><dc:date>2015-06-09T11:30:31</dc:date><text:p text:style-name="P79">do text if <text:s/>'class' in licence_helper.protectedBuilding</text:p></office:annotation><draw:control text:anchor-type="as-char" draw:z-index="90" draw:style-name="gr1" draw:text-style-name="P84" svg:width="0.447cm" svg:height="0.399cm" draw:control="control91"/>classé ou assimilé</text:p>
                </table:table-cell>
                <table:table-cell table:style-name="Tableau15.A1" office:value-type="string">
                  <text:p text:style-name="P65"><office:annotation><dc:creator>Ngaha </dc:creator><dc:date>2015-06-09T11:31:08</dc:date><text:p text:style-name="P79">do text if not 'zone de protection' in licence_helper.protectedBuilding</text:p></office:annotation><draw:control text:anchor-type="as-char" draw:z-index="91" draw:style-name="gr1" draw:text-style-name="P84" svg:width="0.447cm" svg:height="0.399cm" draw:control="control92"/>zone de protection</text:p>
                  <text:p text:style-name="P66"><office:annotation><dc:creator>Ngaha </dc:creator><dc:date>2015-06-09T11:32:40</dc:date><text:p text:style-name="P79">do text if 'zone de protection' in licence_helper.protectedBuilding</text:p></office:annotation><text:span text:style-name="T11"><draw:control text:anchor-type="as-char" draw:z-index="92" draw:style-name="gr1" draw:text-style-name="P84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5"><office:annotation><dc:creator>Ngaha </dc:creator><dc:date>2015-06-09T11:33:01</dc:date><text:p text:style-name="P79">do text if not <text:s/>u"repris \xe0 l'inventaire" in licence_helper.protectedBuilding</text:p></office:annotation><draw:control text:anchor-type="as-char" draw:z-index="93" draw:style-name="gr1" draw:text-style-name="P84" svg:width="0.447cm" svg:height="0.399cm" draw:control="control94"/>repris à l'inventaire</text:p>
                  <text:p text:style-name="P65"><office:annotation><dc:creator>Ngaha </dc:creator><dc:date>2015-06-09T11:34:20</dc:date><text:p text:style-name="P79">do text if <text:s/>u"repris \xe0 l'inventaire" in licence_helper.protectedBuilding</text:p></office:annotation><draw:control text:anchor-type="as-char" draw:z-index="94" draw:style-name="gr1" draw:text-style-name="P84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do text if not u"\xe0 l'Atlas arch\xe9ologique" in licence_helper.protectedBuilding</text:p></office:annotation><draw:control text:anchor-type="as-char" draw:z-index="95" draw:style-name="gr1" draw:text-style-name="P84" svg:width="0.447cm" svg:height="0.399cm" draw:control="control96"/>à l'atlas archéologique</text:p>
                  <text:p text:style-name="P65"><office:annotation><dc:creator>Ngaha </dc:creator><dc:date>2015-06-09T11:35:34</dc:date><text:p text:style-name="P80">do text if u"\xe0 l'Atlas arch\xe9ologique" in licence_helper.protectedBuilding</text:p></office:annotation><draw:control text:anchor-type="as-char" draw:z-index="96" draw:style-name="gr1" draw:text-style-name="P84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do text if not 'Centres Anciens' in licence_helper.protectedBuilding</text:p></office:annotation><draw:control text:anchor-type="as-char" draw:z-index="97" draw:style-name="gr1" draw:text-style-name="P84" svg:width="0.447cm" svg:height="0.399cm" draw:control="control98"/>à l'atlas Centres Anciens</text:p>
                  <text:p text:style-name="P65"><office:annotation><dc:creator>Ngaha </dc:creator><dc:date>2015-06-09T11:35:34</dc:date><text:p text:style-name="P79">do text if 'Centres Anciens' in licence_helper.protectedBuilding</text:p></office:annotation><draw:control text:anchor-type="as-char" draw:z-index="98" draw:style-name="gr1" draw:text-style-name="P84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47"><office:annotation><dc:creator>Ngaha </dc:creator><dc:date>2015-06-16T16:27:23</dc:date><text:p text:style-name="P79">do text if not self.impactStudy</text:p></office:annotation><draw:control text:anchor-type="as-char" draw:z-index="45" draw:style-name="gr1" draw:text-style-name="P84" svg:width="0.447cm" svg:height="0.399cm" draw:control="control46"/>oui (ne concerne PAS la notice dévaluation préalable des incidences, toujours nécessaire)</text:p>
            <text:p text:style-name="P47"><office:annotation><dc:creator>Ngaha </dc:creator><dc:date>2015-06-16T16:30:24</dc:date><text:p text:style-name="P79">do text if self.impactStudy</text:p></office:annotation><draw:control text:anchor-type="as-char" draw:z-index="44" draw:style-name="gr1" draw:text-style-name="P84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1" draw:text-style-name="P84" svg:width="0.447cm" svg:height="0.399cm" draw:control="control25"/>favorable <text:s text:c="3"/><text:bookmark text:name="Unknown55"/><draw:control text:anchor-type="as-char" draw:z-index="23" draw:style-name="gr1" draw:text-style-name="P84" svg:width="0.447cm" svg:height="0.399cm" draw:control="control24"/>favorable conditionnel <text:s text:c="4"/><text:bookmark text:name="Unknown56"/><draw:control text:anchor-type="as-char" draw:z-index="22" draw:style-name="gr1" draw:text-style-name="P84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1" draw:text-style-name="P84" svg:width="0.447cm" svg:height="0.399cm" draw:control="control26"/>du <text:s/>…………………… <text:s text:c="5"/><text:bookmark text:name="Unknown58"/><draw:control text:anchor-type="as-char" draw:z-index="27" draw:style-name="gr1" draw:text-style-name="P84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1" draw:text-style-name="P84" svg:width="0.447cm" svg:height="0.399cm" draw:control="control27"/><text:s/>s’écartant de l’<text:span text:style-name="T16">avis</text:span> préalable du Fonctionnaire Délégué <text:span text:style-name="T41">(NB : interdit avec une </text:span><text:span text:style-name="T39">dérogation</text:span><text:span text:style-name="T41"> du F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8T15:28:18.663527900</dc:date>
    <meta:editing-duration>P3DT21H36M3S</meta:editing-duration>
    <meta:editing-cycles>807</meta:editing-cycles>
    <meta:generator>LibreOffice/6.4.6.2$Linux_X86_64 LibreOffice_project/40$Build-2</meta:generator>
    <meta:document-statistic meta:table-count="6" meta:image-count="0" meta:object-count="0" meta:page-count="2" meta:paragraph-count="180" meta:word-count="934" meta:character-count="7005" meta:non-whitespace-character-count="6133"/>
  </office:meta>
</office:document-meta>
</file>